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ime10</text:p>
          </table:table-cell>
          <table:table-cell office:value-type="string" calcext:value-type="string">
            <text:p>at10</text:p>
          </table:table-cell>
          <table:table-cell office:value-type="string" calcext:value-type="string">
            <text:p>ch10</text:p>
          </table:table-cell>
          <table:table-cell office:value-type="string" calcext:value-type="string">
            <text:p>cm10</text:p>
          </table:table-cell>
          <table:table-cell/>
          <table:table-cell office:value-type="string" calcext:value-type="string">
            <text:p>time15</text:p>
          </table:table-cell>
          <table:table-cell office:value-type="string" calcext:value-type="string">
            <text:p>at15</text:p>
          </table:table-cell>
          <table:table-cell office:value-type="string" calcext:value-type="string">
            <text:p>ch15</text:p>
          </table:table-cell>
          <table:table-cell office:value-type="string" calcext:value-type="string">
            <text:p>cm15</text:p>
          </table:table-cell>
          <table:table-cell/>
          <table:table-cell office:value-type="string" calcext:value-type="string">
            <text:p>time5</text:p>
          </table:table-cell>
          <table:table-cell office:value-type="string" calcext:value-type="string">
            <text:p>at5</text:p>
          </table:table-cell>
          <table:table-cell office:value-type="string" calcext:value-type="string">
            <text:p>ch5</text:p>
          </table:table-cell>
          <table:table-cell office:value-type="string" calcext:value-type="string">
            <text:p>cm5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10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10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9" calcext:value-type="float">
            <text:p>1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10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1" calcext:value-type="float">
            <text:p>2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10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01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01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1" calcext:value-type="float">
            <text:p>21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7" calcext:value-type="float">
            <text:p>17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1" calcext:value-type="float">
            <text:p>21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7" calcext:value-type="float">
            <text:p>17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7" calcext:value-type="float">
            <text:p>17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1010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0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590" calcext:value-type="float">
            <text:p>59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590" calcext:value-type="float">
            <text:p>59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0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660" calcext:value-type="float">
            <text:p>66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60" calcext:value-type="float">
            <text:p>66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010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0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7" calcext:value-type="float">
            <text:p>17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0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740" calcext:value-type="float">
            <text:p>74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740" calcext:value-type="float">
            <text:p>74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1010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0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010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0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7" calcext:value-type="float">
            <text:p>17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0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010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0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7" calcext:value-type="float">
            <text:p>17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0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0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0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0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010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110" calcext:value-type="float">
            <text:p>11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1110" calcext:value-type="float">
            <text:p>11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120" calcext:value-type="float">
            <text:p>11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120" calcext:value-type="float">
            <text:p>11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140" calcext:value-type="float">
            <text:p>114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1140" calcext:value-type="float">
            <text:p>114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010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150" calcext:value-type="float">
            <text:p>115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1150" calcext:value-type="float">
            <text:p>115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160" calcext:value-type="float">
            <text:p>116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1160" calcext:value-type="float">
            <text:p>11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170" calcext:value-type="float">
            <text:p>117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1170" calcext:value-type="float">
            <text:p>117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0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180" calcext:value-type="float">
            <text:p>118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80" calcext:value-type="float">
            <text:p>118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010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1010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>
        <table:table-column table:style-name="co1" table:number-columns-repeated="4" table:default-cell-style-name="ce1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time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ch2</text:p>
          </table:table-cell>
          <table:table-cell office:value-type="string" calcext:value-type="string">
            <text:p>cm</text:p>
          </table:table-cell>
          <table:table-cell/>
          <table:table-cell table:style-name="ce1" office:value-type="string" calcext:value-type="string">
            <text:p>time5</text:p>
          </table:table-cell>
          <table:table-cell table:style-name="ce1" office:value-type="string" calcext:value-type="string">
            <text:p>at5</text:p>
          </table:table-cell>
          <table:table-cell table:style-name="ce1" office:value-type="string" calcext:value-type="string">
            <text:p>ch5</text:p>
          </table:table-cell>
          <table:table-cell table:style-name="ce1" office:value-type="string" calcext:value-type="string">
            <text:p>cm5</text:p>
          </table:table-cell>
          <table:table-cell/>
          <table:table-cell table:style-name="ce1" office:value-type="string" calcext:value-type="string">
            <text:p>time10</text:p>
          </table:table-cell>
          <table:table-cell table:style-name="ce1" office:value-type="string" calcext:value-type="string">
            <text:p>at10</text:p>
          </table:table-cell>
          <table:table-cell table:style-name="ce1" office:value-type="string" calcext:value-type="string">
            <text:p>ch10</text:p>
          </table:table-cell>
          <table:table-cell table:style-name="ce1" office:value-type="string" calcext:value-type="string">
            <text:p>cm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6" calcext:value-type="float">
            <text:p>26</text:p>
          </table:table-cell>
          <table:table-cell/>
          <table:table-cell table:style-name="ce1" office:value-type="float" office:value="40" calcext:value-type="float">
            <text:p>4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40" calcext:value-type="float">
            <text:p>4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60" calcext:value-type="float">
            <text:p>6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/>
          <table:table-cell table:style-name="ce1" office:value-type="float" office:value="60" calcext:value-type="float">
            <text:p>6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70" calcext:value-type="float">
            <text:p>7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70" calcext:value-type="float">
            <text:p>7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80" calcext:value-type="float">
            <text:p>8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80" calcext:value-type="float">
            <text:p>8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90" calcext:value-type="float">
            <text:p>9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90" calcext:value-type="float">
            <text:p>9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6" calcext:value-type="float">
            <text:p>26</text:p>
          </table:table-cell>
          <table:table-cell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/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/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6" calcext:value-type="float">
            <text:p>26</text:p>
          </table:table-cell>
          <table:table-cell/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/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/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6" calcext:value-type="float">
            <text:p>26</text:p>
          </table:table-cell>
          <table:table-cell/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/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/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/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/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/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/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/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6" calcext:value-type="float">
            <text:p>26</text:p>
          </table:table-cell>
          <table:table-cell/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6" calcext:value-type="float">
            <text:p>26</text:p>
          </table:table-cell>
          <table:table-cell/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6" calcext:value-type="float">
            <text:p>26</text:p>
          </table:table-cell>
          <table:table-cell/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/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/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/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/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/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/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/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660" calcext:value-type="float">
            <text:p>66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/>
          <table:table-cell table:style-name="ce1" office:value-type="float" office:value="660" calcext:value-type="float">
            <text:p>66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/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6" calcext:value-type="float">
            <text:p>26</text:p>
          </table:table-cell>
          <table:table-cell/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/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6" calcext:value-type="float">
            <text:p>26</text:p>
          </table:table-cell>
          <table:table-cell/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style-name="ce1" office:value-type="float" office:value="730" calcext:value-type="float">
            <text:p>73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/>
          <table:table-cell table:style-name="ce1" office:value-type="float" office:value="730" calcext:value-type="float">
            <text:p>73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/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1" office:value-type="float" office:value="760" calcext:value-type="float">
            <text:p>76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760" calcext:value-type="float">
            <text:p>76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6" calcext:value-type="float">
            <text:p>26</text:p>
          </table:table-cell>
          <table:table-cell/>
          <table:table-cell table:style-name="ce1" office:value-type="float" office:value="770" calcext:value-type="float">
            <text:p>77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/>
          <table:table-cell table:style-name="ce1" office:value-type="float" office:value="770" calcext:value-type="float">
            <text:p>77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/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810" calcext:value-type="float">
            <text:p>81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810" calcext:value-type="float">
            <text:p>81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style-name="ce1" office:value-type="float" office:value="820" calcext:value-type="float">
            <text:p>82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/>
          <table:table-cell table:style-name="ce1" office:value-type="float" office:value="820" calcext:value-type="float">
            <text:p>82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830" calcext:value-type="float">
            <text:p>83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830" calcext:value-type="float">
            <text:p>83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840" calcext:value-type="float">
            <text:p>84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840" calcext:value-type="float">
            <text:p>84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850" calcext:value-type="float">
            <text:p>85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850" calcext:value-type="float">
            <text:p>85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1" office:value-type="float" office:value="860" calcext:value-type="float">
            <text:p>86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/>
          <table:table-cell table:style-name="ce1" office:value-type="float" office:value="860" calcext:value-type="float">
            <text:p>86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style-name="ce1" office:value-type="float" office:value="870" calcext:value-type="float">
            <text:p>87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870" calcext:value-type="float">
            <text:p>87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6" calcext:value-type="float">
            <text:p>26</text:p>
          </table:table-cell>
          <table:table-cell/>
          <table:table-cell table:style-name="ce1" office:value-type="float" office:value="880" calcext:value-type="float">
            <text:p>88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/>
          <table:table-cell table:style-name="ce1" office:value-type="float" office:value="880" calcext:value-type="float">
            <text:p>88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6" calcext:value-type="float">
            <text:p>26</text:p>
          </table:table-cell>
          <table:table-cell/>
          <table:table-cell table:style-name="ce1" office:value-type="float" office:value="890" calcext:value-type="float">
            <text:p>89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890" calcext:value-type="float">
            <text:p>89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style-name="ce1" office:value-type="float" office:value="910" calcext:value-type="float">
            <text:p>91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/>
          <table:table-cell table:style-name="ce1" office:value-type="float" office:value="910" calcext:value-type="float">
            <text:p>910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" office:value-type="float" office:value="920" calcext:value-type="float">
            <text:p>92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920" calcext:value-type="float">
            <text:p>9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style-name="ce1" office:value-type="float" office:value="930" calcext:value-type="float">
            <text:p>93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930" calcext:value-type="float">
            <text:p>93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940" calcext:value-type="float">
            <text:p>94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940" calcext:value-type="float">
            <text:p>94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950" calcext:value-type="float">
            <text:p>95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/>
          <table:table-cell table:style-name="ce1" office:value-type="float" office:value="950" calcext:value-type="float">
            <text:p>95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6" calcext:value-type="float">
            <text:p>26</text:p>
          </table:table-cell>
          <table:table-cell/>
          <table:table-cell table:style-name="ce1" office:value-type="float" office:value="970" calcext:value-type="float">
            <text:p>97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970" calcext:value-type="float">
            <text:p>97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980" calcext:value-type="float">
            <text:p>98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980" calcext:value-type="float">
            <text:p>98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990" calcext:value-type="float">
            <text:p>99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/>
          <table:table-cell table:style-name="ce1" office:value-type="float" office:value="990" calcext:value-type="float">
            <text:p>99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office:value-type="float" office:value="1010" calcext:value-type="float">
            <text:p>101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1010" calcext:value-type="float">
            <text:p>101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style-name="ce1" office:value-type="float" office:value="1020" calcext:value-type="float">
            <text:p>102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1020" calcext:value-type="float">
            <text:p>102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1030" calcext:value-type="float">
            <text:p>103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1030" calcext:value-type="float">
            <text:p>103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1040" calcext:value-type="float">
            <text:p>104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1040" calcext:value-type="float">
            <text:p>104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1050" calcext:value-type="float">
            <text:p>105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/>
          <table:table-cell table:style-name="ce1" office:value-type="float" office:value="1050" calcext:value-type="float">
            <text:p>105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1060" calcext:value-type="float">
            <text:p>106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1060" calcext:value-type="float">
            <text:p>106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style-name="ce1" office:value-type="float" office:value="1070" calcext:value-type="float">
            <text:p>107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1070" calcext:value-type="float">
            <text:p>107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6" calcext:value-type="float">
            <text:p>26</text:p>
          </table:table-cell>
          <table:table-cell/>
          <table:table-cell table:style-name="ce1" office:value-type="float" office:value="1080" calcext:value-type="float">
            <text:p>108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1080" calcext:value-type="float">
            <text:p>108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office:value-type="float" office:value="1090" calcext:value-type="float">
            <text:p>109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/>
          <table:table-cell table:style-name="ce1" office:value-type="float" office:value="1090" calcext:value-type="float">
            <text:p>109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/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style-name="ce1" office:value-type="float" office:value="1110" calcext:value-type="float">
            <text:p>111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1110" calcext:value-type="float">
            <text:p>111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6" calcext:value-type="float">
            <text:p>26</text:p>
          </table:table-cell>
          <table:table-cell/>
          <table:table-cell table:style-name="ce1" office:value-type="float" office:value="1120" calcext:value-type="float">
            <text:p>112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1120" calcext:value-type="float">
            <text:p>112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style-name="ce1" office:value-type="float" office:value="1130" calcext:value-type="float">
            <text:p>113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1130" calcext:value-type="float">
            <text:p>113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1" office:value-type="float" office:value="1140" calcext:value-type="float">
            <text:p>114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/>
          <table:table-cell table:style-name="ce1" office:value-type="float" office:value="1140" calcext:value-type="float">
            <text:p>114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1150" calcext:value-type="float">
            <text:p>115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1150" calcext:value-type="float">
            <text:p>115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style-name="ce1" office:value-type="float" office:value="1160" calcext:value-type="float">
            <text:p>116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1160" calcext:value-type="float">
            <text:p>116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6" calcext:value-type="float">
            <text:p>26</text:p>
          </table:table-cell>
          <table:table-cell/>
          <table:table-cell table:style-name="ce1" office:value-type="float" office:value="1170" calcext:value-type="float">
            <text:p>117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/>
          <table:table-cell table:style-name="ce1" office:value-type="float" office:value="1170" calcext:value-type="float">
            <text:p>117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style-name="ce1" office:value-type="float" office:value="1180" calcext:value-type="float">
            <text:p>118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/>
          <table:table-cell table:style-name="ce1" office:value-type="float" office:value="1180" calcext:value-type="float">
            <text:p>118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" office:value-type="float" office:value="1190" calcext:value-type="float">
            <text:p>119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/>
          <table:table-cell table:style-name="ce1" office:value-type="float" office:value="1190" calcext:value-type="float">
            <text:p>119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/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20" calcext:value-type="float">
            <text:p>20</text:p>
          </table:table-cell>
        </table:table-row>
        <table:table-row table:style-name="ro1" table:number-rows-repeated="104845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30">00/00/0000</text:date>, <text:time style:data-style-name="N2" text:time-value="13:22:55.51780882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12:01:30.029792224</meta:creation-date>
    <dc:date>2019-05-30T14:25:52.776695929</dc:date>
    <meta:editing-duration>PT20H14M33S</meta:editing-duration>
    <meta:editing-cycles>5</meta:editing-cycles>
    <meta:generator>LibreOffice/5.1.6.2$Linux_X86_64 LibreOffice_project/10m0$Build-2</meta:generator>
    <meta:document-statistic meta:table-count="2" meta:cell-count="2904" meta:object-count="0"/>
  </office:meta>
</office:document-meta>
</file>